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cm" fo:margin-bottom="0cm" loext:contextual-spacing="false" fo:line-height="100%"/>
    </style:style>
    <style:style style:name="T1" style:family="text">
      <style:text-properties officeooo:rsid="00134eb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 present an assessment of the sea ice forecast skill of versions one and two of the Canadian Seasonal to Interannual Prediction System (CanSIPSv1 and CanSIPSv2). Each version consists of two coupled global climate models. CanSIPSv2 features a different model combination, and includes an improved initialization procedure for sea ice concentration and thickness. Forecast skill of detrended late summer anomalies in CanSIPSv1 is, as in other systems, characterized by a spring prediction barrier, with significant skill limited to forecasts initialized after June. Prediction skill in CanSIPSv2 is substantially higher for these lead times, with significant skill of late summer predictions for lead times up to 11 months. Forecast skill in CanSIPSv2 is also found to be higher for detrended winter anomalies. Regionally, the new sea ice thickness initialization is shown to improve sea ice forecast skill in the Central Arctic, Sea of Okhotsk, and Laptev Sea and overall improvement is seen in CanSIPSv2 for the GIN, Barents, Kara, and Chukchi Seas. <text:s/><text:span text:style-name="T1">Our results show improvements which can be attributed to both the new intialization procedure and the change in model combination. Further, these changes did not cause any significant decrease in skill on the pan-Arctic or regional scales.</text:span></text:p>
      <text:p text:style-name="P1"/>
      <text:p text:style-name="P1">In the second part, we present potential predictability experiments with one of the CanSIPS models, CanCM4. CanCM4's estimate of potential predictability of the real system is found to be lower than that of other models. Especially low potential skill was seen in the seas north of the Eurasian continent with few perfect model forecasts showing significant skill at lead times greater than 11 months. Comparison to actual forecast skill suggests that there is still room for improvements in model physics and initialization to yield addition skill <text:span text:style-name="T1">in this model</text:spa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8T16:03:10.704759657</meta:creation-date>
    <dc:date>2021-02-22T12:44:52.304750368</dc:date>
    <meta:editing-duration>PT13H2M11S</meta:editing-duration>
    <meta:editing-cycles>1</meta:editing-cycles>
    <meta:document-statistic meta:table-count="0" meta:image-count="0" meta:object-count="0" meta:page-count="1" meta:paragraph-count="2" meta:word-count="287" meta:character-count="1857" meta:non-whitespace-character-count="1570"/>
    <meta:generator>LibreOffice/6.0.7.3$Linux_X86_64 LibreOffice_project/00m0$Build-3</meta:generator>
  </office:meta>
</office:document-meta>
</file>